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lectOneListboxExtensionTag.setConverter( javax . el . ValueExpression conver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ListboxExtensionTag.setValidatorMessage( javax . el . ValueExpression validator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ListboxExtensionTag.setMarkup( javax . el . ValueExpression mark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ListboxExtensionTag.setRendered( javax . el . ValueExpression rende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ListboxExtensionTag.setConverterMessage( javax . el . ValueExpression converter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ListboxExtensionTag.setLabel( javax . el . ValueExpression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ListboxExtensionTag.setValue( javax . el . ValueExpressio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ListboxExtensionTag.setRequired( javax . el . ValueExpression requi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ListboxExtensionTag.setBinding( javax . el . ValueExpression bin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ListboxExtensionTag.setValidator( javax . el . MethodExpression valid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ListboxExtensionTag.setValueChangeListener( javax . el . MethodExpression valueChange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ListboxExtensionTag.setLabelWidth( javax . el . ValueExpression label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ListboxExtensionTag.setReadonly( javax . el . ValueExpression read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ListboxExtensionTag.doEnd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lectOneListboxExtensionTag.setFocus( javax . el . ValueExpression foc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ListboxExtensionTag.setTabIndex( javax . el . ValueExpression tab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ListboxExtensionTag.setRequiredMessage( javax . el . ValueExpression required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ListboxExtensionTag.setTip( javax . el . ValueExpression ti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ListboxExtensionTag.setOnchange( javax . el . ValueExpression on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ListboxExtensionTag.rel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SelectOneListboxExtensionTag.setDisabled( javax . el . ValueExpression dis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ListboxExtensionTag.doStartTag( )</text:p>
          </table:table-cell>
          <table:table-cell office:value-type="float" office:value="23">
            <text:p text:style-name="Table_20_Contents">23</text:p>
          </table:table-cell>
          <table:table-cell office:value-type="float" office:value="22">
            <text:p text:style-name="Table_20_Contents">22</text:p>
          </table:table-cell>
          <table:table-cell office:value-type="float" office:value="78">
            <text:p text:style-name="Table_20_Contents">78</text:p>
          </table:table-cell>
        </table:table-row>
        <table:table-row>
          <table:table-cell office:value-type="string">
            <text:p text:style-name="Table_20_Contents">SelectOneListboxExtensionTag.setHeight( javax . el . ValueExpression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